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
    <style:font-face style:name="Lohit Hindi1" svg:font-family="'Lohit Hindi'"/>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margin-left="0in" fo:margin-right="0in" fo:margin-top="0in" fo:margin-bottom="0.1457in" style:line-height-at-least="0.1457in" fo:text-align="start" style:justify-single-word="false" fo:orphans="2" fo:widows="2" fo:text-indent="0in" style:auto-text-indent="false" fo:padding="0in" fo:border="none"/>
      <style:text-properties fo:font-variant="normal" fo:text-transform="none" fo:color="#000000" style:font-name="Arial1" fo:font-size="8.25pt" fo:letter-spacing="normal" fo:font-style="normal" fo:font-weight="normal"/>
    </style:style>
    <style:style style:name="P3" style:family="paragraph" style:parent-style-name="Text_20_body">
      <style:paragraph-properties fo:margin-left="0in" fo:margin-right="0in" fo:margin-top="0in" fo:margin-bottom="0.1457in" style:line-height-at-least="0.1457in" fo:text-align="end" style:justify-single-word="false" fo:orphans="2" fo:widows="2" fo:text-indent="0in" style:auto-text-indent="false" fo:padding="0in" fo:border="none"/>
      <style:text-properties fo:font-variant="normal" fo:text-transform="none" fo:color="#000000" style:font-name="Arial1" fo:font-size="8.25pt" fo:letter-spacing="normal" fo:font-style="normal" fo:font-weight="normal"/>
    </style:style>
    <style:style style:name="P4" style:family="paragraph" style:parent-style-name="Text_20_body">
      <style:paragraph-properties fo:margin-left="0in" fo:margin-right="0in" fo:margin-top="0in" fo:margin-bottom="0.1457in" style:line-height-at-least="0.1457in" fo:text-align="center" style:justify-single-word="false" fo:orphans="2" fo:widows="2" fo:text-indent="0in" style:auto-text-indent="false" fo:padding="0in" fo:border="none"/>
      <style:text-properties fo:font-variant="normal" fo:text-transform="none" fo:color="#000000" style:font-name="Arial1" fo:font-size="8.25pt" fo:letter-spacing="normal" fo:font-style="normal" fo:font-weight="normal"/>
    </style:style>
    <style:style style:name="P5" style:family="paragraph" style:parent-style-name="Text_20_body">
      <style:paragraph-properties fo:margin-left="0in" fo:margin-right="0in" fo:margin-top="0in" fo:margin-bottom="0.1457in" style:line-height-at-least="0.1457in" fo:text-align="justify" style:justify-single-word="false" fo:orphans="2" fo:widows="2" fo:text-indent="0in" style:auto-text-indent="false" fo:padding="0in" fo:border="none"/>
      <style:text-properties fo:font-variant="normal" fo:text-transform="none" fo:color="#000000" style:font-name="Arial1" fo:font-size="8.25pt" fo:letter-spacing="normal" fo:font-style="normal" fo:font-weight="bold" style:font-weight-asian="bold" style:font-weight-complex="bold"/>
    </style:style>
    <style:style style:name="P6" style:family="paragraph" style:parent-style-name="Text_20_body">
      <style:paragraph-properties fo:margin-left="0in" fo:margin-right="0in" fo:margin-top="0in" fo:margin-bottom="0.1457in" style:line-height-at-least="0.1457in" fo:text-align="justify" style:justify-single-word="false" fo:orphans="2" fo:widows="2" fo:text-indent="0in" style:auto-text-indent="false" fo:padding="0in" fo:border="none"/>
      <style:text-properties fo:font-variant="normal" fo:text-transform="none" fo:color="#000000" style:font-name="Arial1" fo:font-size="8.25pt" fo:letter-spacing="normal" fo:font-style="normal" style:text-underline-style="solid" style:text-underline-width="auto" style:text-underline-color="font-color" fo:font-weight="normal"/>
    </style:style>
    <style:style style:name="P7" style:family="paragraph" style:parent-style-name="Text_20_body">
      <style:paragraph-properties fo:margin-left="0in" fo:margin-right="0in" fo:margin-top="0in" fo:margin-bottom="0.1457in" style:line-height-at-least="0.1457in" fo:text-align="justify" style:justify-single-word="false" fo:orphans="2" fo:widows="2" fo:text-indent="0in" style:auto-text-indent="false" fo:padding="0in" fo:border="none"/>
      <style:text-properties fo:font-variant="normal" fo:text-transform="none" fo:color="#000000" style:font-name="Arial1" fo:font-size="8.25pt" fo:letter-spacing="normal" fo:font-style="italic" fo:font-weight="normal" style:font-style-asian="italic" style:font-style-complex="italic"/>
    </style:style>
    <style:style style:name="P8" style:family="paragraph" style:parent-style-name="Text_20_body">
      <style:paragraph-properties fo:margin-left="0in" fo:margin-right="0in" fo:margin-top="0in" fo:margin-bottom="0.1457in" style:line-height-at-least="0.1457in" fo:text-align="center" style:justify-single-word="false" fo:orphans="2" fo:widows="2" fo:text-indent="0in" style:auto-text-indent="false" fo:padding="0in" fo:border="none"/>
      <style:text-properties fo:font-variant="normal" fo:text-transform="none" fo:color="#000000" style:font-name="Comic Sans MS" fo:font-size="8.25pt" fo:letter-spacing="normal" fo:font-style="normal" fo:font-weight="normal"/>
    </style:style>
    <style:style style:name="T1"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orem ipsum dolor sit amet, consectetur adipiscing elit. Duis at mauris elit. Morbi congue commodo pellentesque. Sed mollis, libero quis condimentum condimentum, dolor nulla ultrices lacus, sit amet ultrices erat nulla porttitor metus. In ac lacus sapien. Nunc dapibus tincidunt lectus. Curabitur blandit erat et leo euismod dignissim. Donec rutrum, odio ac congue euismod, turpis tellus convallis tellus, sed fringilla dolor sapien a eros. Suspendisse magna nisi, pretium imperdiet vulputate vitae, venenatis vitae est. Praesent consectetur ullamcorper tincidunt. Nam ut justo ante, a dignissim eros. Nunc dictum orci sed mauris aliquam vehicula.</text:p>
      <text:p text:style-name="P7">Nunc in est eu dolor porttitor ultricies. Vestibulum ante ipsum primis in faucibus orci luctus et ultrices posuere cubilia Curae; Phasellus iaculis enim sollicitudin est sollicitudin id suscipit lorem lobortis. Pellentesque quis mauris magna, at congue sapien. Nulla dapibus, dui in semper vestibulum, nisi mauris rhoncus justo, in ultrices ante tellus vel est. Curabitur lectus libero, varius ac fermentum id, sagittis sagittis nisl. Pellentesque eros ligula, adipiscing vel imperdiet in, aliquam eu ipsum. Aenean sit amet ullamcorper orci. Pellentesque habitant morbi tristique senectus et netus et malesuada fames ac turpis egestas.</text:p>
      <text:p text:style-name="P6">Suspendisse feugiat tortor vel libero rhoncus fermentum. Mauris suscipit, enim et mattis tempus, sem leo tincidunt nisi, sit amet malesuada tellus tortor in metus. Praesent faucibus rhoncus erat eget fringilla. Nunc ultrices metus vitae magna iaculis a placerat sapien porttitor. Vivamus rutrum metus quis felis auctor vulputate. Maecenas mollis imperdiet molestie. Aenean nisl libero, eleifend nec condimentum id, ultrices sed nulla. Maecenas neque urna, tempus vestibulum convallis vitae, cursus a nibh. Suspendisse vitae nisl vel augue malesuada feugiat. Mauris dignissim neque id dolor pulvinar rhoncus.</text:p>
      <text:p text:style-name="P2">Nam id dapibus mi. Pellentesque id mauris vel leo gravida ultricies. Vivamus a tellus tellus, vitae volutpat sem. Aenean id metus sit amet mauris sollicitudin volutpat. Cras mauris dolor, molestie ac iaculis ut, tempus eget ligula. Duis sit amet nibh arcu. Aliquam aliquet aliquam neque vel aliquam. Nam ipsum risus, sollicitudin in venenatis ac, lacinia eget metus. Ut ac sem libero. Maecenas rutrum, quam sit amet consectetur scelerisque, ipsum leo porta diam, ac congue libero erat tempus dui. Ut mattis dictum quam. Suspendisse et purus enim. Quisque molestie sapien eget magna auctor tincidunt.</text:p>
      <text:p text:style-name="P3">Fusce et vulputate ipsum. Nunc rhoncus blandit iaculis. Integer consequat laoreet massa, vitae porta eros tincidunt in. Quisque ultricies vulputate arcu ac feugiat. Ut tempor, nibh vitae placerat bibendum, ipsum tortor convallis enim, ac vehicula dui nisi in urna. In purus orci, semper vitae fringilla vitae, consequat vitae ligula. Proin venenatis magna nec leo pellentesque vel rhoncus orci posuere. Mauris nisl neque, bibendum in volutpat eu, iaculis sed purus. Vestibulum venenatis faucibus neque, eget venenatis mauris tempor non. Integer faucibus adipiscing diam vitae gravida. Sed molestie sapien ac tellus euismod ullamcorper. Nam interdum pharetra neque a vestibulum. Sed massa ante, bibendum eu vestibulum a, lobortis a orci. Class aptent taciti sociosqu ad litora torquent per conubia nostra, per inceptos himenaeos. Mauris interdum, nisl quis sodales vestibulum, tortor nibh ultrices tellus, a tristique nisl ligula eget sapien. Proin accumsan egestas ligula, at varius neque iaculis vel.</text:p>
      <text:p text:style-name="P4">Fusce fringilla dolor sed dolor semper semper. Pellentesque quis purus tellus, a mattis turpis. Donec eget odio eget justo viverra iaculis non ac magna. Sed et sagittis augue. Nulla vel vulputate erat. Aliquam commodo dui vitae dolor feugiat id tristique urna placerat. Mauris mattis neque in dui ullamcorper bibendum. Cum sociis natoque penatibus et magnis dis parturient montes, nascetur ridiculus mus. Sed varius ornare enim et pellentesque. Nulla fringilla, turpis a euismod tincidunt, nibh tortor cursus lorem, eget pulvinar eros nulla a diam.</text:p>
      <text:p text:style-name="P4">Nulla mi massa, gravida at eleifend ac, ornare id enim. Fusce in orci tortor. Donec congue, lacus nec blandit vestibulum, sem sapien convallis erat, eget feugiat lectus odio vitae ipsum. In urna lacus, euismod eu fermentum sit amet, hendrerit sit amet quam. Vivamus pretium placerat leo, a semper velit tincidunt vel. In semper dictum nisi, vitae vulputate dui aliquam a. Mauris vel elit tortor, aliquet tristique neque. Etiam molestie rhoncus orci sodales molestie. Donec luctus euismod tellus id sodales. Vivamus sed purus nec mi hendrerit ultricies. Quisque in nisl sit amet neque bibendum eleifend. Pellentesque sed ligula sed metus faucibus semper. Sed non massa a enim convallis pellentesque. Maecenas odio libero, gravida condimentum laoreet at, malesuada ut enim. Proin vel nisl dignissim est scelerisque posuere.</text:p>
      <text:p text:style-name="P8">Ut augue lectus, iaculis ac porta id, sollicitudin nec ante. Pellentesque congue massa id purus sollicitudin convallis. Duis gravida ultricies eros, porttitor tincidunt velit tempus sed. Aenean vel lacus in magna vulputate malesuada. Nullam sed leo sed massa cursus blandit id at nisl. Morbi eu sapien mauris. Praesent dapibus nunc sit amet massa tincidunt imperdiet. Vivamus at hendrerit ante. Proin lacus eros, adipiscing sed elementum id, posuere eu sapien. Curabitur auctor elit at lorem vestibulum in mattis elit feugiat. Maecenas sit amet tellus mauris, in condimentum tellus. Nullam quis lacus sit amet nisl condimentum lobortis. Proin ac mauris sem. Curabitur viverra leo non mi rutrum adipiscing. Suspendisse potenti.</text:p>
      <text:p text:style-name="P4">Pellentesque habitant morbi tristique senectus et netus et malesuada fames ac turpis egestas. Aliquam erat volutpat. Etiam aliquam interdum fermentum. Praesent ornare placerat vehicula. Morbi ac diam in<text:span text:style-name="T1"> tellus mattis dictum. Etiam eleifend, mauris et elementum gravida, augue arcu vulputate justo, non ullamcorper nisl magna ac magna. Etiam sagittis quam libero. Phasellus est mauris, dictum eget venenatis vitae, posuere sodales velit. Duis sit amet dui vel libero feugiat dignissim nec at libero. Cras consequat lacus vestibulum nisl placerat sagittis. Nam accumsan congue purus, eget fringilla arcu vestibul</text:span>um vitae. Sed non nibh mi. Sed accumsan venenatis tellus, at feugiat purus convallis ut. Vestibulum dictum scelerisque mi. Integer eu nisl est. Vestibulum erat lectus, viverra eu accumsan eu, pellentesque quis enim.</text:p>
      <text:p text:style-name="P4"><text:soft-page-break/>Nunc sed sapien risus, eget scelerisque dolor. Donec consectetur diam eget eros ullamcorper sit amet tincidunt est lobortis. Integer congue faucibus sapien et luctus. Ut venenatis enim sed est ultricies sed interdum purus tincidunt. Donec nisi arcu, viverra faucibus accumsan in, porta vel lacus. Aliquam tincidunt hendrerit nisi, eget malesuada sem aliquam eget. Nulla a semper eros. Nullam posuere volutpat velit vitae pulvinar. Cras ac eros augue. Aenean sed metus sit amet nulla interdum adipiscing.</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
    <style:font-face style:name="Lohit Hindi1" svg:font-family="'Lohit Hindi'"/>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ael Jansson</meta:initial-creator>
    <meta:creation-date>2012-08-06T12:49:31</meta:creation-date>
    <meta:document-statistic meta:table-count="0" meta:image-count="0" meta:object-count="0" meta:page-count="2" meta:paragraph-count="10" meta:word-count="1016" meta:character-count="6912" meta:non-whitespace-character-count="5906"/>
    <dc:date>2012-08-06T12:50:37</dc:date>
    <dc:creator>Mikael Jansson</dc:creator>
    <meta:editing-duration>PT1M6S</meta:editing-duration>
    <meta:editing-cycles>1</meta:editing-cycles>
    <meta:generator>LibreOffice/3.4$Linux LibreOffice_project/340m1$Build-302</meta:generator>
  </office:meta>
</office:document-meta>
</file>